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narrow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3]));[.D3];&quot;&quot;)" office:value-type="float" office:value="1.73635" calcext:value-type="float">
            <text:p>1.7363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3635" calcext:value-type="float">
            <text:p>1.73635</text:p>
          </table:table-cell>
          <table:table-cell/>
          <table:table-cell table:formula="of:=IF(ISODD(ROW([.D4]));[.D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]));[.D5];&quot;&quot;)" office:value-type="float" office:value="1.7924" calcext:value-type="float">
            <text:p>1.79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924" calcext:value-type="float">
            <text:p>1.7924</text:p>
          </table:table-cell>
          <table:table-cell/>
          <table:table-cell table:formula="of:=IF(ISODD(ROW([.D6]));[.D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7]));[.D7];&quot;&quot;)" office:value-type="float" office:value="1.69656" calcext:value-type="float">
            <text:p>1.6965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9656" calcext:value-type="float">
            <text:p>1.69656</text:p>
          </table:table-cell>
          <table:table-cell/>
          <table:table-cell table:formula="of:=IF(ISODD(ROW([.D8]));[.D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9]));[.D9];&quot;&quot;)" office:value-type="float" office:value="1.50161" calcext:value-type="float">
            <text:p>1.501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0161" calcext:value-type="float">
            <text:p>1.50161</text:p>
          </table:table-cell>
          <table:table-cell/>
          <table:table-cell table:formula="of:=IF(ISODD(ROW([.D10]));[.D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1]));[.D11];&quot;&quot;)" office:value-type="float" office:value="1.76126" calcext:value-type="float">
            <text:p>1.761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6126" calcext:value-type="float">
            <text:p>1.76126</text:p>
          </table:table-cell>
          <table:table-cell/>
          <table:table-cell table:formula="of:=IF(ISODD(ROW([.D12]));[.D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3]));[.D13];&quot;&quot;)" office:value-type="float" office:value="1.50899" calcext:value-type="float">
            <text:p>1.5089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0899" calcext:value-type="float">
            <text:p>1.50899</text:p>
          </table:table-cell>
          <table:table-cell/>
          <table:table-cell table:formula="of:=IF(ISODD(ROW([.D14]));[.D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]));[.D15];&quot;&quot;)" office:value-type="float" office:value="1.56133" calcext:value-type="float">
            <text:p>1.5613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6133" calcext:value-type="float">
            <text:p>1.56133</text:p>
          </table:table-cell>
          <table:table-cell/>
          <table:table-cell table:formula="of:=IF(ISODD(ROW([.D16]));[.D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7]));[.D17];&quot;&quot;)" office:value-type="float" office:value="1.70601" calcext:value-type="float">
            <text:p>1.706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0601" calcext:value-type="float">
            <text:p>1.70601</text:p>
          </table:table-cell>
          <table:table-cell/>
          <table:table-cell table:formula="of:=IF(ISODD(ROW([.D18]));[.D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9]));[.D19];&quot;&quot;)" office:value-type="float" office:value="1.77208" calcext:value-type="float">
            <text:p>1.772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7208" calcext:value-type="float">
            <text:p>1.77208</text:p>
          </table:table-cell>
          <table:table-cell/>
          <table:table-cell table:formula="of:=IF(ISODD(ROW([.D20]));[.D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1]));[.D21];&quot;&quot;)" office:value-type="float" office:value="1.73539" calcext:value-type="float">
            <text:p>1.735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3539" calcext:value-type="float">
            <text:p>1.73539</text:p>
          </table:table-cell>
          <table:table-cell/>
          <table:table-cell table:formula="of:=IF(ISODD(ROW([.D22]));[.D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3]));[.D23];&quot;&quot;)" office:value-type="float" office:value="1.72637" calcext:value-type="float">
            <text:p>1.7263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2637" calcext:value-type="float">
            <text:p>1.72637</text:p>
          </table:table-cell>
          <table:table-cell/>
          <table:table-cell table:formula="of:=IF(ISODD(ROW([.D24]));[.D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25]));[.D25];&quot;&quot;)" office:value-type="float" office:value="1.73717" calcext:value-type="float">
            <text:p>1.7371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3717" calcext:value-type="float">
            <text:p>1.73717</text:p>
          </table:table-cell>
          <table:table-cell/>
          <table:table-cell table:formula="of:=IF(ISODD(ROW([.D26]));[.D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27]));[.D27];&quot;&quot;)" office:value-type="float" office:value="1.69967" calcext:value-type="float">
            <text:p>1.6996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9967" calcext:value-type="float">
            <text:p>1.69967</text:p>
          </table:table-cell>
          <table:table-cell/>
          <table:table-cell table:formula="of:=IF(ISODD(ROW([.D28]));[.D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29]));[.D29];&quot;&quot;)" office:value-type="float" office:value="1.69046" calcext:value-type="float">
            <text:p>1.690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9046" calcext:value-type="float">
            <text:p>1.69046</text:p>
          </table:table-cell>
          <table:table-cell/>
          <table:table-cell table:formula="of:=IF(ISODD(ROW([.D30]));[.D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31]));[.D31];&quot;&quot;)" office:value-type="float" office:value="1.77736" calcext:value-type="float">
            <text:p>1.777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7736" calcext:value-type="float">
            <text:p>1.77736</text:p>
          </table:table-cell>
          <table:table-cell/>
          <table:table-cell table:formula="of:=IF(ISODD(ROW([.D32]));[.D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3]));[.D33];&quot;&quot;)" office:value-type="float" office:value="1.76056" calcext:value-type="float">
            <text:p>1.7605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6056" calcext:value-type="float">
            <text:p>1.76056</text:p>
          </table:table-cell>
          <table:table-cell/>
          <table:table-cell table:formula="of:=IF(ISODD(ROW([.D34]));[.D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5]));[.D35];&quot;&quot;)" office:value-type="float" office:value="1.50132" calcext:value-type="float">
            <text:p>1.501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0132" calcext:value-type="float">
            <text:p>1.50132</text:p>
          </table:table-cell>
          <table:table-cell/>
          <table:table-cell table:formula="of:=IF(ISODD(ROW([.D36]));[.D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37]));[.D37];&quot;&quot;)" office:value-type="float" office:value="1.66406" calcext:value-type="float">
            <text:p>1.664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6406" calcext:value-type="float">
            <text:p>1.66406</text:p>
          </table:table-cell>
          <table:table-cell/>
          <table:table-cell table:formula="of:=IF(ISODD(ROW([.D38]));[.D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39]));[.D39];&quot;&quot;)" office:value-type="float" office:value="1.53028" calcext:value-type="float">
            <text:p>1.5302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3028" calcext:value-type="float">
            <text:p>1.53028</text:p>
          </table:table-cell>
          <table:table-cell/>
          <table:table-cell table:formula="of:=IF(ISODD(ROW([.D40]));[.D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41]));[.D41];&quot;&quot;)" office:value-type="float" office:value="1.5473" calcext:value-type="float">
            <text:p>1.54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473" calcext:value-type="float">
            <text:p>1.5473</text:p>
          </table:table-cell>
          <table:table-cell/>
          <table:table-cell table:formula="of:=IF(ISODD(ROW([.D42]));[.D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43]));[.D43];&quot;&quot;)" office:value-type="float" office:value="1.50792" calcext:value-type="float">
            <text:p>1.507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0792" calcext:value-type="float">
            <text:p>1.50792</text:p>
          </table:table-cell>
          <table:table-cell/>
          <table:table-cell table:formula="of:=IF(ISODD(ROW([.D44]));[.D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5]));[.D45];&quot;&quot;)" office:value-type="float" office:value="1.75105" calcext:value-type="float">
            <text:p>1.751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5105" calcext:value-type="float">
            <text:p>1.75105</text:p>
          </table:table-cell>
          <table:table-cell/>
          <table:table-cell table:formula="of:=IF(ISODD(ROW([.D46]));[.D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ISODD(ROW([.D47]));[.D47];&quot;&quot;)" office:value-type="float" office:value="1.86513" calcext:value-type="float">
            <text:p>1.865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513" calcext:value-type="float">
            <text:p>1.86513</text:p>
          </table:table-cell>
          <table:table-cell/>
          <table:table-cell table:formula="of:=IF(ISODD(ROW([.D48]));[.D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9]));[.D49];&quot;&quot;)" office:value-type="float" office:value="1.48707" calcext:value-type="float">
            <text:p>1.487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48707" calcext:value-type="float">
            <text:p>1.48707</text:p>
          </table:table-cell>
          <table:table-cell/>
          <table:table-cell table:formula="of:=IF(ISODD(ROW([.D50]));[.D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51]));[.D51];&quot;&quot;)" office:value-type="float" office:value="1.65955" calcext:value-type="float">
            <text:p>1.6595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5955" calcext:value-type="float">
            <text:p>1.65955</text:p>
          </table:table-cell>
          <table:table-cell/>
          <table:table-cell table:formula="of:=IF(ISODD(ROW([.D52]));[.D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53]));[.D53];&quot;&quot;)" office:value-type="float" office:value="1.4952" calcext:value-type="float">
            <text:p>1.49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4952" calcext:value-type="float">
            <text:p>1.4952</text:p>
          </table:table-cell>
          <table:table-cell/>
          <table:table-cell table:formula="of:=IF(ISODD(ROW([.D54]));[.D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5]));[.D55];&quot;&quot;)" office:value-type="float" office:value="1.7222" calcext:value-type="float">
            <text:p>1.72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222" calcext:value-type="float">
            <text:p>1.7222</text:p>
          </table:table-cell>
          <table:table-cell/>
          <table:table-cell table:formula="of:=IF(ISODD(ROW([.D56]));[.D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7]));[.D57];&quot;&quot;)" office:value-type="float" office:value="1.49675" calcext:value-type="float">
            <text:p>1.4967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49675" calcext:value-type="float">
            <text:p>1.49675</text:p>
          </table:table-cell>
          <table:table-cell/>
          <table:table-cell table:formula="of:=IF(ISODD(ROW([.D58]));[.D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9]));[.D59];&quot;&quot;)" office:value-type="float" office:value="1.92273" calcext:value-type="float">
            <text:p>1.922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273" calcext:value-type="float">
            <text:p>1.92273</text:p>
          </table:table-cell>
          <table:table-cell/>
          <table:table-cell table:formula="of:=IF(ISODD(ROW([.D60]));[.D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61]));[.D61];&quot;&quot;)" office:value-type="float" office:value="2.02046" calcext:value-type="float">
            <text:p>2.020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2046" calcext:value-type="float">
            <text:p>2.02046</text:p>
          </table:table-cell>
          <table:table-cell/>
          <table:table-cell table:formula="of:=IF(ISODD(ROW([.D62]));[.D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63]));[.D63];&quot;&quot;)" office:value-type="float" office:value="1.93521" calcext:value-type="float">
            <text:p>1.9352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21" calcext:value-type="float">
            <text:p>1.93521</text:p>
          </table:table-cell>
          <table:table-cell/>
          <table:table-cell table:formula="of:=IF(ISODD(ROW([.D64]));[.D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65]));[.D65];&quot;&quot;)" office:value-type="float" office:value="1.92674" calcext:value-type="float">
            <text:p>1.926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674" calcext:value-type="float">
            <text:p>1.92674</text:p>
          </table:table-cell>
          <table:table-cell/>
          <table:table-cell table:formula="of:=IF(ISODD(ROW([.D66]));[.D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67]));[.D67];&quot;&quot;)" office:value-type="float" office:value="1.98895" calcext:value-type="float">
            <text:p>1.988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95" calcext:value-type="float">
            <text:p>1.98895</text:p>
          </table:table-cell>
          <table:table-cell/>
          <table:table-cell table:formula="of:=IF(ISODD(ROW([.D68]));[.D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69]));[.D69];&quot;&quot;)" office:value-type="float" office:value="2.00047" calcext:value-type="float">
            <text:p>2.0004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047" calcext:value-type="float">
            <text:p>2.00047</text:p>
          </table:table-cell>
          <table:table-cell/>
          <table:table-cell table:formula="of:=IF(ISODD(ROW([.D70]));[.D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71]));[.D71];&quot;&quot;)" office:value-type="float" office:value="1.92371" calcext:value-type="float">
            <text:p>1.923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371" calcext:value-type="float">
            <text:p>1.92371</text:p>
          </table:table-cell>
          <table:table-cell/>
          <table:table-cell table:formula="of:=IF(ISODD(ROW([.D72]));[.D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73]));[.D73];&quot;&quot;)" office:value-type="float" office:value="1.93785" calcext:value-type="float">
            <text:p>1.937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785" calcext:value-type="float">
            <text:p>1.93785</text:p>
          </table:table-cell>
          <table:table-cell/>
          <table:table-cell table:formula="of:=IF(ISODD(ROW([.D74]));[.D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75]));[.D75];&quot;&quot;)" office:value-type="float" office:value="1.85016" calcext:value-type="float">
            <text:p>1.8501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5016" calcext:value-type="float">
            <text:p>1.85016</text:p>
          </table:table-cell>
          <table:table-cell/>
          <table:table-cell table:formula="of:=IF(ISODD(ROW([.D76]));[.D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77]));[.D77];&quot;&quot;)" office:value-type="float" office:value="1.94482" calcext:value-type="float">
            <text:p>1.9448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482" calcext:value-type="float">
            <text:p>1.94482</text:p>
          </table:table-cell>
          <table:table-cell/>
          <table:table-cell table:formula="of:=IF(ISODD(ROW([.D78]));[.D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79]));[.D79];&quot;&quot;)" office:value-type="float" office:value="1.86173" calcext:value-type="float">
            <text:p>1.861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173" calcext:value-type="float">
            <text:p>1.86173</text:p>
          </table:table-cell>
          <table:table-cell/>
          <table:table-cell table:formula="of:=IF(ISODD(ROW([.D80]));[.D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81]));[.D81];&quot;&quot;)" office:value-type="float" office:value="1.90813" calcext:value-type="float">
            <text:p>1.908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813" calcext:value-type="float">
            <text:p>1.90813</text:p>
          </table:table-cell>
          <table:table-cell/>
          <table:table-cell table:formula="of:=IF(ISODD(ROW([.D82]));[.D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83]));[.D83];&quot;&quot;)" office:value-type="float" office:value="2.01607" calcext:value-type="float">
            <text:p>2.016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1607" calcext:value-type="float">
            <text:p>2.01607</text:p>
          </table:table-cell>
          <table:table-cell/>
          <table:table-cell table:formula="of:=IF(ISODD(ROW([.D84]));[.D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85]));[.D85];&quot;&quot;)" office:value-type="float" office:value="1.92125" calcext:value-type="float">
            <text:p>1.9212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125" calcext:value-type="float">
            <text:p>1.92125</text:p>
          </table:table-cell>
          <table:table-cell/>
          <table:table-cell table:formula="of:=IF(ISODD(ROW([.D86]));[.D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87]));[.D87];&quot;&quot;)" office:value-type="float" office:value="1.9357" calcext:value-type="float">
            <text:p>1.935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7" calcext:value-type="float">
            <text:p>1.9357</text:p>
          </table:table-cell>
          <table:table-cell/>
          <table:table-cell table:formula="of:=IF(ISODD(ROW([.D88]));[.D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89]));[.D89];&quot;&quot;)" office:value-type="float" office:value="1.92203" calcext:value-type="float">
            <text:p>1.922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203" calcext:value-type="float">
            <text:p>1.92203</text:p>
          </table:table-cell>
          <table:table-cell/>
          <table:table-cell table:formula="of:=IF(ISODD(ROW([.D90]));[.D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91]));[.D91];&quot;&quot;)" office:value-type="float" office:value="1.9848" calcext:value-type="float">
            <text:p>1.984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48" calcext:value-type="float">
            <text:p>1.9848</text:p>
          </table:table-cell>
          <table:table-cell/>
          <table:table-cell table:formula="of:=IF(ISODD(ROW([.D92]));[.D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93]));[.D93];&quot;&quot;)" office:value-type="float" office:value="1.97865" calcext:value-type="float">
            <text:p>1.9786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865" calcext:value-type="float">
            <text:p>1.97865</text:p>
          </table:table-cell>
          <table:table-cell/>
          <table:table-cell table:formula="of:=IF(ISODD(ROW([.D94]));[.D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95]));[.D95];&quot;&quot;)" office:value-type="float" office:value="2.00054" calcext:value-type="float">
            <text:p>2.0005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054" calcext:value-type="float">
            <text:p>2.00054</text:p>
          </table:table-cell>
          <table:table-cell/>
          <table:table-cell table:formula="of:=IF(ISODD(ROW([.D96]));[.D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97]));[.D97];&quot;&quot;)" office:value-type="float" office:value="1.98819" calcext:value-type="float">
            <text:p>1.988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19" calcext:value-type="float">
            <text:p>1.98819</text:p>
          </table:table-cell>
          <table:table-cell/>
          <table:table-cell table:formula="of:=IF(ISODD(ROW([.D98]));[.D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99]));[.D99];&quot;&quot;)" office:value-type="float" office:value="1.92598" calcext:value-type="float">
            <text:p>1.9259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598" calcext:value-type="float">
            <text:p>1.92598</text:p>
          </table:table-cell>
          <table:table-cell/>
          <table:table-cell table:formula="of:=IF(ISODD(ROW([.D100]));[.D1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01]));[.D101];&quot;&quot;)" office:value-type="float" office:value="1.90363" calcext:value-type="float">
            <text:p>1.903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363" calcext:value-type="float">
            <text:p>1.90363</text:p>
          </table:table-cell>
          <table:table-cell/>
          <table:table-cell table:formula="of:=IF(ISODD(ROW([.D102]));[.D1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03]));[.D103];&quot;&quot;)" office:value-type="float" office:value="1.89646" calcext:value-type="float">
            <text:p>1.896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646" calcext:value-type="float">
            <text:p>1.89646</text:p>
          </table:table-cell>
          <table:table-cell/>
          <table:table-cell table:formula="of:=IF(ISODD(ROW([.D104]));[.D1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05]));[.D105];&quot;&quot;)" office:value-type="float" office:value="1.9028" calcext:value-type="float">
            <text:p>1.902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28" calcext:value-type="float">
            <text:p>1.9028</text:p>
          </table:table-cell>
          <table:table-cell/>
          <table:table-cell table:formula="of:=IF(ISODD(ROW([.D106]));[.D1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07]));[.D107];&quot;&quot;)" office:value-type="float" office:value="1.88448" calcext:value-type="float">
            <text:p>1.8844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448" calcext:value-type="float">
            <text:p>1.88448</text:p>
          </table:table-cell>
          <table:table-cell/>
          <table:table-cell table:formula="of:=IF(ISODD(ROW([.D108]));[.D1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09]));[.D109];&quot;&quot;)" office:value-type="float" office:value="1.91961" calcext:value-type="float">
            <text:p>1.919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961" calcext:value-type="float">
            <text:p>1.91961</text:p>
          </table:table-cell>
          <table:table-cell/>
          <table:table-cell table:formula="of:=IF(ISODD(ROW([.D110]));[.D1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11]));[.D111];&quot;&quot;)" office:value-type="float" office:value="1.87087" calcext:value-type="float">
            <text:p>1.8708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7087" calcext:value-type="float">
            <text:p>1.87087</text:p>
          </table:table-cell>
          <table:table-cell/>
          <table:table-cell table:formula="of:=IF(ISODD(ROW([.D112]));[.D1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13]));[.D113];&quot;&quot;)" office:value-type="float" office:value="1.90127" calcext:value-type="float">
            <text:p>1.9012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27" calcext:value-type="float">
            <text:p>1.90127</text:p>
          </table:table-cell>
          <table:table-cell/>
          <table:table-cell table:formula="of:=IF(ISODD(ROW([.D114]));[.D1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15]));[.D115];&quot;&quot;)" office:value-type="float" office:value="2.02061" calcext:value-type="float">
            <text:p>2.020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2061" calcext:value-type="float">
            <text:p>2.02061</text:p>
          </table:table-cell>
          <table:table-cell/>
          <table:table-cell table:formula="of:=IF(ISODD(ROW([.D116]));[.D1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17]));[.D117];&quot;&quot;)" office:value-type="float" office:value="1.79872" calcext:value-type="float">
            <text:p>1.7987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9872" calcext:value-type="float">
            <text:p>1.79872</text:p>
          </table:table-cell>
          <table:table-cell/>
          <table:table-cell table:formula="of:=IF(ISODD(ROW([.D118]));[.D1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19]));[.D119];&quot;&quot;)" office:value-type="float" office:value="1.84863" calcext:value-type="float">
            <text:p>1.848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4863" calcext:value-type="float">
            <text:p>1.84863</text:p>
          </table:table-cell>
          <table:table-cell/>
          <table:table-cell table:formula="of:=IF(ISODD(ROW([.D120]));[.D1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21]));[.D121];&quot;&quot;)" office:value-type="float" office:value="1.71301" calcext:value-type="float">
            <text:p>1.713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1301" calcext:value-type="float">
            <text:p>1.71301</text:p>
          </table:table-cell>
          <table:table-cell/>
          <table:table-cell table:formula="of:=IF(ISODD(ROW([.D122]));[.D1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23]));[.D123];&quot;&quot;)" office:value-type="float" office:value="1.64391" calcext:value-type="float">
            <text:p>1.643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4391" calcext:value-type="float">
            <text:p>1.64391</text:p>
          </table:table-cell>
          <table:table-cell/>
          <table:table-cell table:formula="of:=IF(ISODD(ROW([.D124]));[.D1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25]));[.D125];&quot;&quot;)" office:value-type="float" office:value="1.9955" calcext:value-type="float">
            <text:p>1.995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955" calcext:value-type="float">
            <text:p>1.9955</text:p>
          </table:table-cell>
          <table:table-cell/>
          <table:table-cell table:formula="of:=IF(ISODD(ROW([.D126]));[.D1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27]));[.D127];&quot;&quot;)" office:value-type="float" office:value="1.78783" calcext:value-type="float">
            <text:p>1.787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8783" calcext:value-type="float">
            <text:p>1.78783</text:p>
          </table:table-cell>
          <table:table-cell/>
          <table:table-cell table:formula="of:=IF(ISODD(ROW([.D128]));[.D1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29]));[.D129];&quot;&quot;)" office:value-type="float" office:value="2.05184" calcext:value-type="float">
            <text:p>2.0518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184" calcext:value-type="float">
            <text:p>2.05184</text:p>
          </table:table-cell>
          <table:table-cell/>
          <table:table-cell table:formula="of:=IF(ISODD(ROW([.D130]));[.D1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31]));[.D131];&quot;&quot;)" office:value-type="float" office:value="2.05496" calcext:value-type="float">
            <text:p>2.0549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496" calcext:value-type="float">
            <text:p>2.05496</text:p>
          </table:table-cell>
          <table:table-cell/>
          <table:table-cell table:formula="of:=IF(ISODD(ROW([.D132]));[.D1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33]));[.D133];&quot;&quot;)" office:value-type="float" office:value="1.98801" calcext:value-type="float">
            <text:p>1.988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01" calcext:value-type="float">
            <text:p>1.98801</text:p>
          </table:table-cell>
          <table:table-cell/>
          <table:table-cell table:formula="of:=IF(ISODD(ROW([.D134]));[.D1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35]));[.D135];&quot;&quot;)" office:value-type="float" office:value="1.86414" calcext:value-type="float">
            <text:p>1.8641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414" calcext:value-type="float">
            <text:p>1.86414</text:p>
          </table:table-cell>
          <table:table-cell/>
          <table:table-cell table:formula="of:=IF(ISODD(ROW([.D136]));[.D1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37]));[.D137];&quot;&quot;)" office:value-type="float" office:value="1.81695" calcext:value-type="float">
            <text:p>1.816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1695" calcext:value-type="float">
            <text:p>1.81695</text:p>
          </table:table-cell>
          <table:table-cell/>
          <table:table-cell table:formula="of:=IF(ISODD(ROW([.D138]));[.D1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39]));[.D139];&quot;&quot;)" office:value-type="float" office:value="1.90454" calcext:value-type="float">
            <text:p>1.9045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454" calcext:value-type="float">
            <text:p>1.90454</text:p>
          </table:table-cell>
          <table:table-cell/>
          <table:table-cell table:formula="of:=IF(ISODD(ROW([.D140]));[.D1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41]));[.D141];&quot;&quot;)" office:value-type="float" office:value="1.97241" calcext:value-type="float">
            <text:p>1.972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241" calcext:value-type="float">
            <text:p>1.97241</text:p>
          </table:table-cell>
          <table:table-cell/>
          <table:table-cell table:formula="of:=IF(ISODD(ROW([.D142]));[.D1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43]));[.D143];&quot;&quot;)" office:value-type="float" office:value="1.84861" calcext:value-type="float">
            <text:p>1.848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4861" calcext:value-type="float">
            <text:p>1.84861</text:p>
          </table:table-cell>
          <table:table-cell/>
          <table:table-cell table:formula="of:=IF(ISODD(ROW([.D144]));[.D1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45]));[.D145];&quot;&quot;)" office:value-type="float" office:value="1.82973" calcext:value-type="float">
            <text:p>1.829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973" calcext:value-type="float">
            <text:p>1.82973</text:p>
          </table:table-cell>
          <table:table-cell/>
          <table:table-cell table:formula="of:=IF(ISODD(ROW([.D146]));[.D1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47]));[.D147];&quot;&quot;)" office:value-type="float" office:value="2.11992" calcext:value-type="float">
            <text:p>2.119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992" calcext:value-type="float">
            <text:p>2.11992</text:p>
          </table:table-cell>
          <table:table-cell/>
          <table:table-cell table:formula="of:=IF(ISODD(ROW([.D148]));[.D1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49]));[.D149];&quot;&quot;)" office:value-type="float" office:value="1.79234" calcext:value-type="float">
            <text:p>1.7923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9234" calcext:value-type="float">
            <text:p>1.79234</text:p>
          </table:table-cell>
          <table:table-cell/>
          <table:table-cell table:formula="of:=IF(ISODD(ROW([.D150]));[.D1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51]));[.D151];&quot;&quot;)" office:value-type="float" office:value="1.82063" calcext:value-type="float">
            <text:p>1.820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063" calcext:value-type="float">
            <text:p>1.82063</text:p>
          </table:table-cell>
          <table:table-cell/>
          <table:table-cell table:formula="of:=IF(ISODD(ROW([.D152]));[.D1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53]));[.D153];&quot;&quot;)" office:value-type="float" office:value="1.85412" calcext:value-type="float">
            <text:p>1.8541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5412" calcext:value-type="float">
            <text:p>1.85412</text:p>
          </table:table-cell>
          <table:table-cell/>
          <table:table-cell table:formula="of:=IF(ISODD(ROW([.D154]));[.D1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5]));[.D155];&quot;&quot;)" office:value-type="float" office:value="1.78684" calcext:value-type="float">
            <text:p>1.7868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8684" calcext:value-type="float">
            <text:p>1.78684</text:p>
          </table:table-cell>
          <table:table-cell/>
          <table:table-cell table:formula="of:=IF(ISODD(ROW([.D156]));[.D1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7]));[.D157];&quot;&quot;)" office:value-type="float" office:value="1.99244" calcext:value-type="float">
            <text:p>1.9924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9244" calcext:value-type="float">
            <text:p>1.99244</text:p>
          </table:table-cell>
          <table:table-cell/>
          <table:table-cell table:formula="of:=IF(ISODD(ROW([.D158]));[.D1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59]));[.D159];&quot;&quot;)" office:value-type="float" office:value="1.89281" calcext:value-type="float">
            <text:p>1.8928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281" calcext:value-type="float">
            <text:p>1.89281</text:p>
          </table:table-cell>
          <table:table-cell/>
          <table:table-cell table:formula="of:=IF(ISODD(ROW([.D160]));[.D1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61]));[.D161];&quot;&quot;)" office:value-type="float" office:value="1.98506" calcext:value-type="float">
            <text:p>1.985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506" calcext:value-type="float">
            <text:p>1.98506</text:p>
          </table:table-cell>
          <table:table-cell/>
          <table:table-cell table:formula="of:=IF(ISODD(ROW([.D162]));[.D1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63]));[.D163];&quot;&quot;)" office:value-type="float" office:value="1.94178" calcext:value-type="float">
            <text:p>1.9417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178" calcext:value-type="float">
            <text:p>1.94178</text:p>
          </table:table-cell>
          <table:table-cell/>
          <table:table-cell table:formula="of:=IF(ISODD(ROW([.D164]));[.D1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</table:table>
      <table:table table:name="narrow_cleaned" table:style-name="ta1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8707" calcext:value-type="float">
            <text:p>1.48707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o output </text:p>
          </table:table-cell>
          <table:table-cell table:style-name="ce1" table:number-columns-repeated="1015"/>
        </table:table-row>
        <table:table-row table:style-name="ro1"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952" calcext:value-type="float">
            <text:p>1.495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9675" calcext:value-type="float">
            <text:p>1.4967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50132" calcext:value-type="float">
            <text:p>1.50132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o output </text:p>
          </table:table-cell>
          <table:table-cell table:style-name="ce1" table:number-columns-repeated="10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.50161" calcext:value-type="float">
            <text:p>1.50161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o output </text:p>
          </table:table-cell>
          <table:table-cell table:style-name="ce1" table:number-columns-repeated="10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0792" calcext:value-type="float">
            <text:p>1.50792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0899" calcext:value-type="float">
            <text:p>1.50899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3028" calcext:value-type="float">
            <text:p>1.53028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73" calcext:value-type="float">
            <text:p>1.54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minimum is invalid after second tr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6133" calcext:value-type="float">
            <text:p>1.5613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4391" calcext:value-type="float">
            <text:p>1.643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way too many output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65955" calcext:value-type="float">
            <text:p>1.659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6406" calcext:value-type="float">
            <text:p>1.664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edm way too high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9046" calcext:value-type="float">
            <text:p>1.690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minimum is invalid after second try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9656" calcext:value-type="float">
            <text:p>1.696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minimum is invalid after second try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9967" calcext:value-type="float">
            <text:p>1.6996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unction minimum is invalid after second try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70601" calcext:value-type="float">
            <text:p>1.7060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71301" calcext:value-type="float">
            <text:p>1.71301</text:p>
          </table:table-cell>
          <table:table-cell table:style-name="ce2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222" calcext:value-type="float">
            <text:p>1.7222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637" calcext:value-type="float">
            <text:p>1.7263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39" calcext:value-type="float">
            <text:p>1.73539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3635" calcext:value-type="float">
            <text:p>1.7363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3717" calcext:value-type="float">
            <text:p>1.737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105" calcext:value-type="float">
            <text:p>1.75105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056" calcext:value-type="float">
            <text:p>1.7605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6126" calcext:value-type="float">
            <text:p>1.7612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7208" calcext:value-type="float">
            <text:p>1.77208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736" calcext:value-type="float">
            <text:p>1.777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8684" calcext:value-type="float">
            <text:p>1.78684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8783" calcext:value-type="float">
            <text:p>1.787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234" calcext:value-type="float">
            <text:p>1.79234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924" calcext:value-type="float">
            <text:p>1.7924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79872" calcext:value-type="float">
            <text:p>1.79872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695" calcext:value-type="float">
            <text:p>1.816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063" calcext:value-type="float">
            <text:p>1.8206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2973" calcext:value-type="float">
            <text:p>1.8297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861" calcext:value-type="float">
            <text:p>1.8486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863" calcext:value-type="float">
            <text:p>1.84863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016" calcext:value-type="float">
            <text:p>1.85016</text:p>
          </table:table-cell>
          <table:table-cell table:number-columns-repeated="1018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412" calcext:value-type="float">
            <text:p>1.8541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73" calcext:value-type="float">
            <text:p>1.8617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14" calcext:value-type="float">
            <text:p>1.86414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.86513" calcext:value-type="float">
            <text:p>1.8651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087" calcext:value-type="float">
            <text:p>1.8708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8448" calcext:value-type="float">
            <text:p>1.8844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81" calcext:value-type="float">
            <text:p>1.8928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9646" calcext:value-type="float">
            <text:p>1.8964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0127" calcext:value-type="float">
            <text:p>1.9012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028" calcext:value-type="float">
            <text:p>1.902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63" calcext:value-type="float">
            <text:p>1.9036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0454" calcext:value-type="float">
            <text:p>1.9045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0813" calcext:value-type="float">
            <text:p>1.908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961" calcext:value-type="float">
            <text:p>1.9196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2125" calcext:value-type="float">
            <text:p>1.9212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203" calcext:value-type="float">
            <text:p>1.92203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2273" calcext:value-type="float">
            <text:p>1.9227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2371" calcext:value-type="float">
            <text:p>1.9237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98" calcext:value-type="float">
            <text:p>1.9259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674" calcext:value-type="float">
            <text:p>1.9267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3521" calcext:value-type="float">
            <text:p>1.935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7" calcext:value-type="float">
            <text:p>1.935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3785" calcext:value-type="float">
            <text:p>1.9378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4178" calcext:value-type="float">
            <text:p>1.9417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4482" calcext:value-type="float">
            <text:p>1.94482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7241" calcext:value-type="float">
            <text:p>1.9724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865" calcext:value-type="float">
            <text:p>1.9786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848" calcext:value-type="float">
            <text:p>1.984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506" calcext:value-type="float">
            <text:p>1.9850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8801" calcext:value-type="float">
            <text:p>1.9880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819" calcext:value-type="float">
            <text:p>1.9881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895" calcext:value-type="float">
            <text:p>1.9889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9244" calcext:value-type="float">
            <text:p>1.9924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55" calcext:value-type="float">
            <text:p>1.995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047" calcext:value-type="float">
            <text:p>2.0004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054" calcext:value-type="float">
            <text:p>2.0005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1607" calcext:value-type="float">
            <text:p>2.01607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2046" calcext:value-type="float">
            <text:p>2.0204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2061" calcext:value-type="float">
            <text:p>2.0206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184" calcext:value-type="float">
            <text:p>2.05184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5496" calcext:value-type="float">
            <text:p>2.05496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92" calcext:value-type="float">
            <text:p>2.11992</text:p>
          </table:table-cell>
          <table:table-cell table:number-columns-repeated="1018"/>
        </table:table-row>
      </table:table>
      <table:table table:name="calced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ISODD(ROW([.D3]));[.D3];&quot;&quot;)" office:value-type="float" office:value="1.86509" calcext:value-type="float">
            <text:p>1.865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509" calcext:value-type="float">
            <text:p>1.86509</text:p>
          </table:table-cell>
          <table:table-cell/>
          <table:table-cell table:formula="of:=IF(ISODD(ROW([.D4]));[.D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]));[.D5];&quot;&quot;)" office:value-type="float" office:value="1.92288" calcext:value-type="float">
            <text:p>1.9228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288" calcext:value-type="float">
            <text:p>1.92288</text:p>
          </table:table-cell>
          <table:table-cell/>
          <table:table-cell table:formula="of:=IF(ISODD(ROW([.D6]));[.D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7]));[.D7];&quot;&quot;)" office:value-type="float" office:value="2.02741" calcext:value-type="float">
            <text:p>2.027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2741" calcext:value-type="float">
            <text:p>2.02741</text:p>
          </table:table-cell>
          <table:table-cell/>
          <table:table-cell table:formula="of:=IF(ISODD(ROW([.D8]));[.D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9]));[.D9];&quot;&quot;)" office:value-type="float" office:value="1.88866" calcext:value-type="float">
            <text:p>1.8886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866" calcext:value-type="float">
            <text:p>1.88866</text:p>
          </table:table-cell>
          <table:table-cell/>
          <table:table-cell table:formula="of:=IF(ISODD(ROW([.D10]));[.D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1]));[.D11];&quot;&quot;)" office:value-type="float" office:value="1.94973" calcext:value-type="float">
            <text:p>1.949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973" calcext:value-type="float">
            <text:p>1.94973</text:p>
          </table:table-cell>
          <table:table-cell/>
          <table:table-cell table:formula="of:=IF(ISODD(ROW([.D12]));[.D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3]));[.D13];&quot;&quot;)" office:value-type="float" office:value="1.91406" calcext:value-type="float">
            <text:p>1.914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406" calcext:value-type="float">
            <text:p>1.91406</text:p>
          </table:table-cell>
          <table:table-cell/>
          <table:table-cell table:formula="of:=IF(ISODD(ROW([.D14]));[.D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15]));[.D15];&quot;&quot;)" office:value-type="float" office:value="1.93529" calcext:value-type="float">
            <text:p>1.9352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29" calcext:value-type="float">
            <text:p>1.93529</text:p>
          </table:table-cell>
          <table:table-cell/>
          <table:table-cell table:formula="of:=IF(ISODD(ROW([.D16]));[.D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7]));[.D17];&quot;&quot;)" office:value-type="float" office:value="1.98838" calcext:value-type="float">
            <text:p>1.988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38" calcext:value-type="float">
            <text:p>1.98838</text:p>
          </table:table-cell>
          <table:table-cell/>
          <table:table-cell table:formula="of:=IF(ISODD(ROW([.D18]));[.D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9]));[.D19];&quot;&quot;)" office:value-type="float" office:value="2.08046" calcext:value-type="float">
            <text:p>2.080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046" calcext:value-type="float">
            <text:p>2.08046</text:p>
          </table:table-cell>
          <table:table-cell/>
          <table:table-cell table:formula="of:=IF(ISODD(ROW([.D20]));[.D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1]));[.D21];&quot;&quot;)" office:value-type="float" office:value="1.93561" calcext:value-type="float">
            <text:p>1.935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61" calcext:value-type="float">
            <text:p>1.93561</text:p>
          </table:table-cell>
          <table:table-cell/>
          <table:table-cell table:formula="of:=IF(ISODD(ROW([.D22]));[.D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23]));[.D23];&quot;&quot;)" office:value-type="float" office:value="1.98806" calcext:value-type="float">
            <text:p>1.988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06" calcext:value-type="float">
            <text:p>1.98806</text:p>
          </table:table-cell>
          <table:table-cell/>
          <table:table-cell table:formula="of:=IF(ISODD(ROW([.D24]));[.D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25]));[.D25];&quot;&quot;)" office:value-type="float" office:value="2.00839" calcext:value-type="float">
            <text:p>2.008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839" calcext:value-type="float">
            <text:p>2.00839</text:p>
          </table:table-cell>
          <table:table-cell/>
          <table:table-cell table:formula="of:=IF(ISODD(ROW([.D26]));[.D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27]));[.D27];&quot;&quot;)" office:value-type="float" office:value="1.86162" calcext:value-type="float">
            <text:p>1.8616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162" calcext:value-type="float">
            <text:p>1.86162</text:p>
          </table:table-cell>
          <table:table-cell/>
          <table:table-cell table:formula="of:=IF(ISODD(ROW([.D28]));[.D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29]));[.D29];&quot;&quot;)" office:value-type="float" office:value="1.85681" calcext:value-type="float">
            <text:p>1.8568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5681" calcext:value-type="float">
            <text:p>1.85681</text:p>
          </table:table-cell>
          <table:table-cell/>
          <table:table-cell table:formula="of:=IF(ISODD(ROW([.D30]));[.D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31]));[.D31];&quot;&quot;)" office:value-type="float" office:value="1.93885" calcext:value-type="float">
            <text:p>1.938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885" calcext:value-type="float">
            <text:p>1.93885</text:p>
          </table:table-cell>
          <table:table-cell/>
          <table:table-cell table:formula="of:=IF(ISODD(ROW([.D32]));[.D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33]));[.D33];&quot;&quot;)" office:value-type="float" office:value="1.84" calcext:value-type="float">
            <text:p>1.8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IF(ISODD(ROW([.D34]));[.D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35]));[.D35];&quot;&quot;)" office:value-type="float" office:value="2.03652" calcext:value-type="float">
            <text:p>2.036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3652" calcext:value-type="float">
            <text:p>2.03652</text:p>
          </table:table-cell>
          <table:table-cell/>
          <table:table-cell table:formula="of:=IF(ISODD(ROW([.D36]));[.D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37]));[.D37];&quot;&quot;)" office:value-type="float" office:value="1.96901" calcext:value-type="float">
            <text:p>1.969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901" calcext:value-type="float">
            <text:p>1.96901</text:p>
          </table:table-cell>
          <table:table-cell/>
          <table:table-cell table:formula="of:=IF(ISODD(ROW([.D38]));[.D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9]));[.D39];&quot;&quot;)" office:value-type="float" office:value="2.07089" calcext:value-type="float">
            <text:p>2.0708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089" calcext:value-type="float">
            <text:p>2.07089</text:p>
          </table:table-cell>
          <table:table-cell/>
          <table:table-cell table:formula="of:=IF(ISODD(ROW([.D40]));[.D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1]));[.D41];&quot;&quot;)" office:value-type="float" office:value="1.89674" calcext:value-type="float">
            <text:p>1.896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674" calcext:value-type="float">
            <text:p>1.89674</text:p>
          </table:table-cell>
          <table:table-cell/>
          <table:table-cell table:formula="of:=IF(ISODD(ROW([.D42]));[.D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43]));[.D43];&quot;&quot;)" office:value-type="float" office:value="1.99219" calcext:value-type="float">
            <text:p>1.992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9219" calcext:value-type="float">
            <text:p>1.99219</text:p>
          </table:table-cell>
          <table:table-cell/>
          <table:table-cell table:formula="of:=IF(ISODD(ROW([.D44]));[.D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45]));[.D45];&quot;&quot;)" office:value-type="float" office:value="1.85412" calcext:value-type="float">
            <text:p>1.8541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5412" calcext:value-type="float">
            <text:p>1.85412</text:p>
          </table:table-cell>
          <table:table-cell/>
          <table:table-cell table:formula="of:=IF(ISODD(ROW([.D46]));[.D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47]));[.D47];&quot;&quot;)" office:value-type="float" office:value="1.95932" calcext:value-type="float">
            <text:p>1.959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932" calcext:value-type="float">
            <text:p>1.95932</text:p>
          </table:table-cell>
          <table:table-cell/>
          <table:table-cell table:formula="of:=IF(ISODD(ROW([.D48]));[.D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49]));[.D49];&quot;&quot;)" office:value-type="float" office:value="1.97576" calcext:value-type="float">
            <text:p>1.9757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576" calcext:value-type="float">
            <text:p>1.97576</text:p>
          </table:table-cell>
          <table:table-cell/>
          <table:table-cell table:formula="of:=IF(ISODD(ROW([.D50]));[.D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7" table:number-columns-repeated="6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412" calcext:value-type="float">
            <text:p>1.85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681" calcext:value-type="float">
            <text:p>1.85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6162" calcext:value-type="float">
            <text:p>1.8616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.86509" calcext:value-type="float">
            <text:p>1.865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866" calcext:value-type="float">
            <text:p>1.8886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674" calcext:value-type="float">
            <text:p>1.896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1406" calcext:value-type="float">
            <text:p>1.9140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2288" calcext:value-type="float">
            <text:p>1.92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3529" calcext:value-type="float">
            <text:p>1.93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61" calcext:value-type="float">
            <text:p>1.93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3885" calcext:value-type="float">
            <text:p>1.938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4973" calcext:value-type="float">
            <text:p>1.9497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5932" calcext:value-type="float">
            <text:p>1.959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6901" calcext:value-type="float">
            <text:p>1.96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7576" calcext:value-type="float">
            <text:p>1.97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806" calcext:value-type="float">
            <text:p>1.98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838" calcext:value-type="float">
            <text:p>1.98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219" calcext:value-type="float">
            <text:p>1.99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839" calcext:value-type="float">
            <text:p>2.0083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2741" calcext:value-type="float">
            <text:p>2.02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3652" calcext:value-type="float">
            <text:p>2.03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089" calcext:value-type="float">
            <text:p>2.07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8046" calcext:value-type="float">
            <text:p>2.08046</text:p>
          </table:table-cell>
        </table:table-row>
      </table:table>
      <table:named-expressions/>
      <table:database-ranges>
        <table:database-range table:name="__Anonymous_Sheet_DB__0" table:target-range-address="narrow_outputs.G1:narrow_outputs.G163" table:display-filter-buttons="true" table:orientation="column">
          <table:filter>
            <table:filter-and>
              <table:filter-condition table:field-number="6" table:value="0" table:operator="="/>
            </table:filter-and>
          </table:filter>
        </table:database-range>
        <table:database-range table:name="__Anonymous_Sheet_DB__1" table:target-range-address="narrow_cleaned.A2:narrow_cleaned.F82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calced_outputs.G1:calced_outputs.G49" table:display-filter-buttons="true" table:orientation="column">
          <table:filter>
            <table:filter-and>
              <table:filter-condition table:field-number="6" table:value="0" table:operator="="/>
            </table:filter-and>
          </table:filter>
        </table:database-range>
        <table:database-range table:name="__Anonymous_Sheet_DB__3" table:target-range-address="Sheet4.A1:Sheet4.F2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12:45:39.406794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5:11:54.544007642</dc:date>
    <meta:editing-duration>P3DT22H7M1S</meta:editing-duration>
    <meta:editing-cycles>40</meta:editing-cycles>
    <meta:generator>LibreOffice/5.2.7.2$Linux_X86_64 LibreOffice_project/20m0$Build-2</meta:generator>
    <meta:document-statistic meta:table-count="4" meta:cell-count="2055" meta:object-count="0"/>
  </office:meta>
</office:document-meta>
</file>